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Helvetica Neue" svg:font-family="Helvetica Neue"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944in" fo:margin-bottom="0.1944in" fo:line-height="100%"/>
      <style:text-properties style:font-name="Helvetica Neue" style:font-name-asian="Helvetica Neue" style:font-name-complex="Helvetica Neue" fo:font-size="18pt" style:font-size-asian="18pt" style:font-size-complex="18pt"/>
    </style:style>
    <style:style style:name="P2" style:parent-style-name="Standard" style:family="paragraph">
      <style:paragraph-properties fo:margin-top="0.1944in" fo:margin-bottom="0.1944in" fo:line-height="100%" fo:margin-left="0.2361in" fo:text-indent="-0.2361in">
        <style:tab-stops/>
      </style:paragraph-properties>
      <style:text-properties style:font-name="Helvetica Neue" style:font-name-asian="Helvetica Neue"/>
    </style:style>
    <style:style style:name="P3" style:parent-style-name="Standard" style:family="paragraph">
      <style:paragraph-properties fo:margin-top="0.1944in" fo:margin-bottom="0.1944in" fo:line-height="100%" fo:margin-left="0.2361in" fo:text-indent="-0.2361in">
        <style:tab-stops/>
      </style:paragraph-properties>
      <style:text-properties style:font-name="Helvetica Neue" style:font-name-asian="Helvetica Neue" fo:font-size="14pt" style:font-size-asian="14pt" style:font-size-complex="14pt" style:text-underline-type="single" style:text-underline-style="solid" style:text-underline-width="auto" style:text-underline-mode="continuous" style:language-asian="ja" style:country-asian="JP"/>
    </style:style>
    <style:style style:name="P4" style:parent-style-name="Standard" style:family="paragraph">
      <style:paragraph-properties fo:margin-top="0.1944in" fo:margin-bottom="0.1944in" fo:line-height="100%" fo:margin-left="0.2361in" fo:text-indent="-0.2361in">
        <style:tab-stops/>
      </style:paragraph-properties>
    </style:style>
    <style:style style:name="T5" style:parent-style-name="DefaultParagraphFont" style:family="text">
      <style:text-properties style:font-name="Helvetica Neue" style:font-name-asian="Helvetica Neue" style:language-asian="ja" style:country-asian="JP"/>
    </style:style>
    <style:style style:name="T6" style:parent-style-name="DefaultParagraphFont" style:family="text">
      <style:text-properties style:font-name="Helvetica Neue" style:language-asian="ja" style:country-asian="JP"/>
    </style:style>
    <style:style style:name="T7" style:parent-style-name="DefaultParagraphFont" style:family="text">
      <style:text-properties style:font-name="Helvetica Neue" style:font-name-asian="Helvetica Neue" style:language-asian="ja" style:country-asian="JP"/>
    </style:style>
    <style:style style:name="T8" style:parent-style-name="DefaultParagraphFont" style:family="text">
      <style:text-properties style:font-name="MS Mincho" style:language-asian="ja" style:country-asian="JP"/>
    </style:style>
    <style:style style:name="T9" style:parent-style-name="DefaultParagraphFont" style:family="text">
      <style:text-properties style:font-name="Helvetica Neue" style:font-name-asian="Helvetica Neue" style:language-asian="ja" style:country-asian="JP"/>
    </style:style>
    <style:style style:name="T10" style:parent-style-name="DefaultParagraphFont" style:family="text">
      <style:text-properties style:font-name="MS Mincho" style:language-asian="ja" style:country-asian="JP"/>
    </style:style>
    <style:style style:name="T11" style:parent-style-name="DefaultParagraphFont" style:family="text">
      <style:text-properties style:font-name="Helvetica Neue" style:font-name-asian="Helvetica Neue" style:font-name-complex="Arial" style:language-asian="ja" style:country-asian="JP"/>
    </style:style>
    <style:style style:name="T12" style:parent-style-name="DefaultParagraphFont" style:family="text">
      <style:text-properties style:font-name="MS Mincho" style:font-name-complex="Arial" style:language-asian="ja" style:country-asian="JP"/>
    </style:style>
    <style:style style:name="T13" style:parent-style-name="DefaultParagraphFont" style:family="text">
      <style:text-properties style:font-name="Helvetica Neue" style:font-name-asian="Helvetica Neue" style:font-name-complex="Arial" style:language-asian="ja" style:country-asian="JP"/>
    </style:style>
    <style:style style:name="T14" style:parent-style-name="DefaultParagraphFont" style:family="text">
      <style:text-properties style:font-name="MS Mincho" style:font-name-complex="Arial" style:language-asian="ja" style:country-asian="JP"/>
    </style:style>
    <style:style style:name="T15" style:parent-style-name="DefaultParagraphFont" style:family="text">
      <style:text-properties style:font-name="Helvetica Neue" style:font-name-asian="Helvetica Neue" style:font-name-complex="Arial" style:language-asian="ja" style:country-asian="JP"/>
    </style:style>
    <style:style style:name="T16" style:parent-style-name="DefaultParagraphFont" style:family="text">
      <style:text-properties style:font-name="MS Mincho" style:font-name-complex="Arial" style:language-asian="ja" style:country-asian="JP"/>
    </style:style>
    <style:style style:name="P17"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4pt" style:font-size-asian="14pt" style:font-size-complex="14pt" style:text-underline-type="single" style:text-underline-style="solid" style:text-underline-width="auto" style:text-underline-mode="continuous"/>
    </style:style>
    <style:style style:name="P1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style>
    <style:style style:name="P1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style>
    <style:style style:name="P20" style:parent-style-name="Standard" style:family="paragraph">
      <style:paragraph-properties fo:margin-left="0.2361in" fo:text-indent="-0.2361in">
        <style:tab-stops/>
      </style:paragraph-properties>
    </style:style>
    <style:style style:name="T21" style:parent-style-name="DefaultParagraphFont" style:family="text">
      <style:text-properties style:font-name="Helvetica Neue" style:font-name-asian="Helvetica Neue" style:font-name-complex="Helvetica Neue" fo:font-size="12pt" style:font-size-asian="12pt" style:font-size-complex="12pt"/>
    </style:style>
    <style:style style:name="T2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23"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6" style:parent-style-name="Standard" style:family="paragraph">
      <style:paragraph-properties fo:margin-left="0.2361in" fo:text-indent="-0.2361in">
        <style:tab-stops/>
      </style:paragraph-properties>
    </style:style>
    <style:style style:name="T2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29"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30"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31" style:parent-style-name="Standard" style:family="paragraph">
      <style:paragraph-properties fo:margin-left="0.2361in" fo:text-indent="-0.2361in">
        <style:tab-stops/>
      </style:paragraph-properties>
    </style:style>
    <style:style style:name="T32"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33"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34"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35"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P36" style:parent-style-name="Standard" style:family="paragraph">
      <style:paragraph-properties fo:margin-left="0.2361in" fo:text-indent="-0.2361in">
        <style:tab-stops/>
      </style:paragraph-properties>
    </style:style>
    <style:style style:name="T37"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38"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39"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40"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41"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42"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P43"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44"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45"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46" style:parent-style-name="Standard" style:family="paragraph">
      <style:paragraph-properties fo:margin-left="0.2361in" fo:text-indent="-0.2361in">
        <style:tab-stops/>
      </style:paragraph-properties>
    </style:style>
    <style:style style:name="T47"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48"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49"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50"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5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52" style:parent-style-name="Standard" style:family="paragraph">
      <style:text-properties style:font-name="Helvetica Neue" style:font-name-asian="Helvetica Neue" style:language-asian="ja" style:country-asian="JP"/>
    </style:style>
    <style:style style:name="T53"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P54"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55"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56" style:parent-style-name="Standard" style:family="paragraph">
      <style:paragraph-properties fo:margin-left="0.2361in" fo:text-indent="-0.2361in">
        <style:tab-stops/>
      </style:paragraph-properties>
    </style:style>
    <style:style style:name="T57"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58"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59"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0"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1"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2"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3" style:parent-style-name="DefaultParagraphFont" style:family="text">
      <style:text-properties style:font-name="Helvetica Neue" style:font-name-asian="Helvetica Neue" style:language-asian="ja" style:country-asian="JP"/>
    </style:style>
    <style:style style:name="P64" style:parent-style-name="Standard" style:family="paragraph">
      <style:paragraph-properties fo:margin-left="0.2361in" fo:text-indent="-0.2361in">
        <style:tab-stops/>
      </style:paragraph-properties>
      <style:text-properties style:font-name="Helvetica Neue" style:font-name-asian="Helvetica Neue" style:font-name-complex="Arial" fo:font-size="12pt" style:font-size-asian="12pt" style:font-size-complex="12pt" style:language-asian="ja" style:country-asian="JP"/>
    </style:style>
    <style:style style:name="P65" style:parent-style-name="Standard" style:family="paragraph">
      <style:paragraph-properties fo:margin-left="0.2361in" fo:text-indent="-0.2361in">
        <style:tab-stops/>
      </style:paragraph-properties>
    </style:style>
    <style:style style:name="T66"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7" style:parent-style-name="DefaultParagraphFont" style:family="text">
      <style:text-properties style:font-name="Helvetica Neue" style:font-name-asian="Helvetica Neue" style:font-name-complex="Arial" fo:font-size="12pt" style:font-size-asian="12pt" style:font-size-complex="12pt" style:language-asian="ja" style:country-asian="JP"/>
    </style:style>
    <style:style style:name="T68" style:parent-style-name="DefaultParagraphFont" style:family="text">
      <style:text-properties style:font-name="Helvetica Neue" style:font-name-asian="Helvetica Neue" style:language-asian="ja" style:country-asian="JP"/>
    </style:style>
    <style:style style:name="P6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language-asian="ja" style:country-asian="JP"/>
    </style:style>
    <style:style style:name="P7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71"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7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73" style:parent-style-name="Standard" style:family="paragraph">
      <style:paragraph-properties fo:margin-left="0.2361in" fo:text-indent="-0.2361in">
        <style:tab-stops/>
      </style:paragraph-properties>
    </style:style>
    <style:style style:name="T7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7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76"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7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7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7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80"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8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82" style:parent-style-name="DefaultParagraphFont" style:family="text">
      <style:text-properties style:font-name="Helvetica Neue" style:font-name-asian="Helvetica Neue" style:language-asian="ja" style:country-asian="JP"/>
    </style:style>
    <style:style style:name="P83"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8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8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8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87" style:parent-style-name="Standard" style:family="paragraph">
      <style:paragraph-properties fo:margin-left="0.2361in" fo:text-indent="-0.2361in">
        <style:tab-stops/>
      </style:paragraph-properties>
    </style:style>
    <style:style style:name="T8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8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90" style:parent-style-name="DefaultParagraphFont" style:family="text">
      <style:text-properties style:font-name="Helvetica Neue" style:font-name-asian="Helvetica Neue" style:language-asian="ja" style:country-asian="JP"/>
    </style:style>
    <style:style style:name="P91"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9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93" style:parent-style-name="Standard" style:family="paragraph">
      <style:paragraph-properties fo:margin-left="0.2361in" fo:text-indent="-0.2361in">
        <style:tab-stops/>
      </style:paragraph-properties>
    </style:style>
    <style:style style:name="T9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95" style:parent-style-name="DefaultParagraphFont" style:family="text">
      <style:text-properties style:font-name="Helvetica Neue" style:font-name-asian="Helvetica Neue" style:font-name-complex="Helvetica Neue" fo:font-size="12pt" style:font-size-asian="12pt" style:font-size-complex="12pt"/>
    </style:style>
    <style:style style:name="T96" style:parent-style-name="DefaultParagraphFont" style:family="text">
      <style:text-properties style:font-name="Helvetica Neue" style:font-name-asian="Helvetica Neue" style:font-name-complex="Helvetica Neue" fo:font-size="12pt" style:font-size-asian="12pt" style:font-size-complex="12pt"/>
    </style:style>
    <style:style style:name="T97" style:parent-style-name="DefaultParagraphFont" style:family="text">
      <style:text-properties style:font-name="Helvetica Neue" style:font-name-asian="Helvetica Neue" style:font-name-complex="Helvetica Neue" fo:font-size="12pt" style:font-size-asian="12pt" style:font-size-complex="12pt"/>
    </style:style>
    <style:style style:name="T98" style:parent-style-name="DefaultParagraphFont" style:family="text">
      <style:text-properties style:font-name="Helvetica Neue" style:font-name-asian="Helvetica Neue" style:font-name-complex="Helvetica Neue" fo:font-size="12pt" style:font-size-asian="12pt" style:font-size-complex="12pt"/>
    </style:style>
    <style:style style:name="T99" style:parent-style-name="DefaultParagraphFont" style:family="text">
      <style:text-properties style:font-name="Helvetica Neue" style:font-name-asian="Helvetica Neue" style:font-name-complex="Helvetica Neue" fo:font-size="12pt" style:font-size-asian="12pt" style:font-size-complex="12pt"/>
    </style:style>
    <style:style style:name="T100" style:parent-style-name="DefaultParagraphFont" style:family="text">
      <style:text-properties style:font-name="Helvetica Neue" style:font-name-asian="Helvetica Neue" style:font-name-complex="Helvetica Neue" fo:font-size="12pt" style:font-size-asian="12pt" style:font-size-complex="12pt"/>
    </style:style>
    <style:style style:name="T101" style:parent-style-name="DefaultParagraphFont" style:family="text">
      <style:text-properties style:font-name="Helvetica Neue" style:font-name-asian="Helvetica Neue" style:font-name-complex="Helvetica Neue" fo:font-size="12pt" style:font-size-asian="12pt" style:font-size-complex="12pt"/>
    </style:style>
    <style:style style:name="T102" style:parent-style-name="DefaultParagraphFont" style:family="text">
      <style:text-properties style:font-name="Helvetica Neue" style:font-name-asian="Helvetica Neue" style:font-name-complex="Helvetica Neue" fo:font-size="12pt" style:font-size-asian="12pt" style:font-size-complex="12pt"/>
    </style:style>
    <style:style style:name="T103" style:parent-style-name="DefaultParagraphFont" style:family="text">
      <style:text-properties style:font-name="Helvetica Neue" style:font-name-asian="Helvetica Neue" style:font-name-complex="Helvetica Neue" fo:font-size="12pt" style:font-size-asian="12pt" style:font-size-complex="12pt"/>
    </style:style>
    <style:style style:name="T104" style:parent-style-name="DefaultParagraphFont" style:family="text">
      <style:text-properties style:font-name="Helvetica Neue" style:font-name-asian="Helvetica Neue" style:font-name-complex="Helvetica Neue" fo:font-size="12pt" style:font-size-asian="12pt" style:font-size-complex="12pt"/>
    </style:style>
    <style:style style:name="P105" style:parent-style-name="Standard" style:family="paragraph">
      <style:paragraph-properties fo:margin-left="0.2361in" fo:text-indent="-0.2361in">
        <style:tab-stops/>
      </style:paragraph-properties>
    </style:style>
    <style:style style:name="T106" style:parent-style-name="DefaultParagraphFont" style:family="text">
      <style:text-properties style:font-name="Helvetica Neue" style:font-name-asian="Helvetica Neue" style:font-name-complex="Helvetica Neue" fo:font-size="12pt" style:font-size-asian="12pt" style:font-size-complex="12pt"/>
    </style:style>
    <style:style style:name="T10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0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0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0"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111" style:parent-style-name="Standard" style:family="paragraph">
      <style:paragraph-properties fo:margin-left="0.2361in" fo:text-indent="-0.2361in">
        <style:tab-stops/>
      </style:paragraph-properties>
    </style:style>
    <style:style style:name="T11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6"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18" style:parent-style-name="DefaultParagraphFont" style:family="text">
      <style:text-properties style:font-name="Helvetica Neue" style:font-name-asian="Helvetica Neue" style:font-name-complex="Helvetica Neue" fo:font-size="12pt" style:font-size-asian="12pt" style:font-size-complex="12pt"/>
    </style:style>
    <style:style style:name="T11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0" style:parent-style-name="DefaultParagraphFont" style:family="text">
      <style:text-properties style:font-name="Helvetica Neue" style:font-name-asian="Helvetica Neue" style:font-name-complex="Helvetica Neue" fo:font-size="12pt" style:font-size-asian="12pt" style:font-size-complex="12pt"/>
    </style:style>
    <style:style style:name="T12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26"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127"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2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29"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13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style>
    <style:style style:name="P131"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style>
    <style:style style:name="P132" style:parent-style-name="Standard" style:family="paragraph">
      <style:text-properties style:font-name="Helvetica Neue" style:font-name-asian="Helvetica Neue" style:font-name-complex="Helvetica Neue" fo:color="#0000FF" fo:font-size="12pt" style:font-size-asian="12pt" style:font-size-complex="12pt"/>
    </style:style>
    <style:style style:name="P133" style:parent-style-name="Standard" style:family="paragraph">
      <style:text-properties style:font-name="Helvetica Neue" style:font-name-asian="Helvetica Neue"/>
    </style:style>
    <style:style style:name="P13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style>
    <style:style style:name="P13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3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37" style:parent-style-name="Standard" style:family="paragraph">
      <style:paragraph-properties fo:margin-left="0.2361in" fo:text-indent="-0.2361in">
        <style:tab-stops/>
      </style:paragraph-properties>
    </style:style>
    <style:style style:name="T13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39" style:parent-style-name="DefaultParagraphFont" style:family="text">
      <style:text-properties style:font-name="Helvetica Neue" style:font-name-asian="Helvetica Neue" style:font-name-complex="Helvetica Neue" fo:font-size="12pt" style:font-size-asian="12pt" style:font-size-complex="12pt"/>
    </style:style>
    <style:style style:name="T140" style:parent-style-name="DefaultParagraphFont" style:family="text">
      <style:text-properties style:font-name="Helvetica Neue" style:font-name-asian="Helvetica Neue" style:font-name-complex="Helvetica Neue" fo:font-size="12pt" style:font-size-asian="12pt" style:font-size-complex="12pt"/>
    </style:style>
    <style:style style:name="T141" style:parent-style-name="DefaultParagraphFont" style:family="text">
      <style:text-properties style:font-name="Helvetica Neue" style:font-name-asian="Helvetica Neue" style:font-name-complex="Helvetica Neue" fo:font-size="12pt" style:font-size-asian="12pt" style:font-size-complex="12pt"/>
    </style:style>
    <style:style style:name="T142" style:parent-style-name="DefaultParagraphFont" style:family="text">
      <style:text-properties style:font-name="Helvetica Neue" style:font-name-asian="Helvetica Neue" style:font-name-complex="Helvetica Neue" fo:font-size="12pt" style:font-size-asian="12pt" style:font-size-complex="12pt"/>
    </style:style>
    <style:style style:name="T143" style:parent-style-name="DefaultParagraphFont" style:family="text">
      <style:text-properties style:font-name="Helvetica Neue" style:font-name-asian="Helvetica Neue" style:font-name-complex="Helvetica Neue" fo:font-size="12pt" style:font-size-asian="12pt" style:font-size-complex="12pt"/>
    </style:style>
    <style:style style:name="T144" style:parent-style-name="DefaultParagraphFont" style:family="text">
      <style:text-properties style:font-name="Helvetica Neue" style:font-name-asian="Helvetica Neue" style:font-name-complex="Helvetica Neue" fo:font-size="12pt" style:font-size-asian="12pt" style:font-size-complex="12pt"/>
    </style:style>
    <style:style style:name="T145" style:parent-style-name="DefaultParagraphFont" style:family="text">
      <style:text-properties style:font-name="Helvetica Neue" style:font-name-asian="Helvetica Neue" style:font-name-complex="Helvetica Neue" fo:font-size="12pt" style:font-size-asian="12pt" style:font-size-complex="12pt"/>
    </style:style>
    <style:style style:name="T146" style:parent-style-name="DefaultParagraphFont" style:family="text">
      <style:text-properties style:font-name="Helvetica Neue" style:font-name-asian="Helvetica Neue" style:font-name-complex="Helvetica Neue" fo:font-size="12pt" style:font-size-asian="12pt" style:font-size-complex="12pt"/>
    </style:style>
    <style:style style:name="T147" style:parent-style-name="DefaultParagraphFont" style:family="text">
      <style:text-properties style:font-name="Helvetica Neue" style:font-name-asian="Helvetica Neue" style:font-name-complex="Helvetica Neue" fo:font-size="12pt" style:font-size-asian="12pt" style:font-size-complex="12pt"/>
    </style:style>
    <style:style style:name="T148" style:parent-style-name="DefaultParagraphFont" style:family="text">
      <style:text-properties style:font-name="Helvetica Neue" style:font-name-asian="Helvetica Neue" style:font-name-complex="Helvetica Neue" fo:font-size="12pt" style:font-size-asian="12pt" style:font-size-complex="12pt"/>
    </style:style>
    <style:style style:name="T149" style:parent-style-name="DefaultParagraphFont" style:family="text">
      <style:text-properties style:font-name="Helvetica Neue" style:font-name-asian="Helvetica Neue" style:font-name-complex="Helvetica Neue" fo:font-size="12pt" style:font-size-asian="12pt" style:font-size-complex="12pt"/>
    </style:style>
    <style:style style:name="T150" style:parent-style-name="DefaultParagraphFont" style:family="text">
      <style:text-properties style:font-name="Helvetica Neue" style:font-name-asian="Helvetica Neue" style:font-name-complex="Helvetica Neue" fo:font-size="12pt" style:font-size-asian="12pt" style:font-size-complex="12pt"/>
    </style:style>
    <style:style style:name="T151" style:parent-style-name="DefaultParagraphFont" style:family="text">
      <style:text-properties style:font-name="Helvetica Neue" style:font-name-asian="Helvetica Neue" style:font-name-complex="Helvetica Neue" fo:font-size="12pt" style:font-size-asian="12pt" style:font-size-complex="12pt"/>
    </style:style>
    <style:style style:name="T152" style:parent-style-name="DefaultParagraphFont" style:family="text">
      <style:text-properties style:font-name="Helvetica Neue" style:font-name-asian="Helvetica Neue" style:font-name-complex="Helvetica Neue" fo:font-size="12pt" style:font-size-asian="12pt" style:font-size-complex="12pt"/>
    </style:style>
    <style:style style:name="P153" style:parent-style-name="Standard" style:family="paragraph">
      <style:paragraph-properties fo:margin-left="0.2361in" fo:text-indent="-0.2361in">
        <style:tab-stops/>
      </style:paragraph-properties>
    </style:style>
    <style:style style:name="T154" style:parent-style-name="DefaultParagraphFont" style:family="text">
      <style:text-properties style:font-name="Helvetica Neue" style:font-name-asian="Helvetica Neue" style:font-name-complex="Helvetica Neue" fo:font-size="12pt" style:font-size-asian="12pt" style:font-size-complex="12pt"/>
    </style:style>
    <style:style style:name="T15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56"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5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5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5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60"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61" style:parent-style-name="DefaultParagraphFont" style:family="text">
      <style:text-properties style:font-name="Helvetica Neue" style:font-name-asian="Helvetica Neue" style:font-name-complex="Helvetica Neue" fo:font-size="12pt" style:font-size-asian="12pt" style:font-size-complex="12pt"/>
    </style:style>
    <style:style style:name="T16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6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P16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6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6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67"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6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6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7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71"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7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73"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17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75"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P176"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P177"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P178"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P179"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18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language-asian="ja" style:country-asian="JP"/>
    </style:style>
    <style:style style:name="P181"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8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83"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84" style:parent-style-name="Standard" style:family="paragraph">
      <style:paragraph-properties fo:margin-left="0.2361in" fo:text-indent="-0.2361in">
        <style:tab-stops/>
      </style:paragraph-properties>
    </style:style>
    <style:style style:name="T18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86"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87"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8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89" style:parent-style-name="DefaultParagraphFont" style:family="text">
      <style:text-properties style:font-name="Helvetica Neue" style:font-name-asian="Helvetica Neue" style:language-asian="ja" style:country-asian="JP"/>
    </style:style>
    <style:style style:name="P19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91" style:parent-style-name="Standard" style:family="paragraph">
      <style:paragraph-properties fo:margin-left="0.2361in" fo:text-indent="-0.2361in">
        <style:tab-stops/>
      </style:paragraph-properties>
    </style:style>
    <style:style style:name="T19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9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9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95"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196" style:parent-style-name="DefaultParagraphFont" style:family="text">
      <style:text-properties style:font-name="Helvetica Neue" style:font-name-asian="Helvetica Neue" style:language-asian="ja" style:country-asian="JP"/>
    </style:style>
    <style:style style:name="P197"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9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19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00" style:parent-style-name="Standard" style:family="paragraph">
      <style:paragraph-properties fo:margin-left="0.2361in" fo:text-indent="-0.2361in">
        <style:tab-stops/>
      </style:paragraph-properties>
    </style:style>
    <style:style style:name="T20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0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0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04" style:parent-style-name="DefaultParagraphFont" style:family="text">
      <style:text-properties style:font-name="Helvetica Neue" style:font-name-asian="Helvetica Neue" style:language-asian="ja" style:country-asian="JP"/>
    </style:style>
    <style:style style:name="P20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0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07" style:parent-style-name="Standard" style:family="paragraph">
      <style:paragraph-properties fo:margin-left="0.2361in" fo:text-indent="-0.2361in">
        <style:tab-stops/>
      </style:paragraph-properties>
    </style:style>
    <style:style style:name="T208"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09"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0"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3"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4"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15" style:parent-style-name="DefaultParagraphFont" style:family="text">
      <style:text-properties style:font-name="Helvetica Neue" style:font-name-asian="Helvetica Neue" style:language-asian="ja" style:country-asian="JP"/>
    </style:style>
    <style:style style:name="P21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17"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P218" style:parent-style-name="Standard" style:family="paragraph">
      <style:paragraph-properties fo:margin-left="0.2361in" fo:text-indent="-0.2361in">
        <style:tab-stops/>
      </style:paragraph-properties>
      <style:text-properties style:font-name="Helvetica Neue" style:font-name-asian="Helvetica Neue" style:font-name-complex="Helvetica Neue" fo:color="#0000FF" fo:font-size="12pt" style:font-size-asian="12pt" style:font-size-complex="12pt" style:language-asian="ja" style:country-asian="JP"/>
    </style:style>
    <style:style style:name="T219" style:parent-style-name="DefaultParagraphFont" style:family="text">
      <style:text-properties style:font-name="Helvetica Neue" style:font-name-asian="Helvetica Neue" style:font-name-complex="Helvetica Neue" fo:color="#0000FF" fo:font-size="12pt" style:font-size-asian="12pt" style:font-size-complex="12pt" style:language-asian="ja" style:country-asian="JP"/>
    </style:style>
    <style:style style:name="T220" style:parent-style-name="DefaultParagraphFont" style:family="text">
      <style:text-properties style:font-name="Helvetica Neue" style:font-name-asian="Helvetica Neue" style:language-asian="ja" style:country-asian="JP"/>
    </style:style>
    <style:style style:name="P221"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2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language-asian="ja" style:country-asian="JP"/>
    </style:style>
    <style:style style:name="P223"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24"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25"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2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27"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2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2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1"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3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3" style:parent-style-name="Standard" style:family="paragraph">
      <style:paragraph-properties fo:margin-left="0.2756in" fo:text-indent="-0.2756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4" style:parent-style-name="Standard" style:family="paragraph">
      <style:paragraph-properties fo:margin-left="0.2756in" fo:text-indent="-0.2756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5" style:parent-style-name="Standard" style:family="paragraph">
      <style:paragraph-properties fo:margin-left="0.2756in" fo:text-indent="-0.2756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6"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37"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3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0"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1"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2"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3"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4"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45" style:parent-style-name="Standard" style:family="paragraph">
      <style:text-properties style:font-name="Helvetica Neue" style:font-name-asian="Helvetica Neue" style:language-asian="ja" style:country-asian="JP"/>
    </style:style>
    <style:style style:name="P246"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language-asian="ja" style:country-asian="JP"/>
    </style:style>
    <style:style style:name="P247" style:parent-style-name="Standard" style:family="paragraph">
      <style:paragraph-properties fo:line-height="100%"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8"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49" style:parent-style-name="Standard" style:family="paragraph">
      <style:paragraph-properties fo:margin-left="0.2361in" fo:text-indent="-0.2361in">
        <style:tab-stops/>
      </style:paragraph-properties>
      <style:text-properties style:font-name="Helvetica Neue" style:font-name-asian="Helvetica Neue" style:font-name-complex="Helvetica Neue" fo:font-size="12pt" style:font-size-asian="12pt" style:font-size-complex="12pt" style:language-asian="ja" style:country-asian="JP"/>
    </style:style>
    <style:style style:name="P250" style:parent-style-name="Standard" style:family="paragraph">
      <style:paragraph-properties fo:margin-left="0.2361in" fo:text-indent="-0.2361in">
        <style:tab-stops/>
      </style:paragraph-properties>
    </style:style>
    <style:style style:name="T251"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52" style:parent-style-name="DefaultParagraphFont" style:family="text">
      <style:text-properties style:font-name="Helvetica Neue" style:font-name-asian="Helvetica Neue" style:font-name-complex="Helvetica Neue" fo:font-size="12pt" style:font-size-asian="12pt" style:font-size-complex="12pt" style:language-asian="ja" style:country-asian="JP"/>
    </style:style>
    <style:style style:name="T253" style:parent-style-name="DefaultParagraphFont" style:family="text">
      <style:text-properties style:font-name="Helvetica Neue" style:font-name-asian="Helvetica Neue" style:language-asian="ja" style:country-asian="JP"/>
    </style:style>
    <style:style style:name="P254" style:parent-style-name="Standard" style:family="paragraph">
      <style:paragraph-properties fo:margin-left="0.2361in" fo:text-indent="-0.2361in">
        <style:tab-stops/>
      </style:paragraph-properties>
      <style:text-properties style:font-name="Helvetica Neue" style:font-name-asian="Helvetica Neue" style:language-asian="ja" style:country-asian="JP"/>
    </style:style>
    <style:style style:name="P255" style:parent-style-name="Standard" style:family="paragraph">
      <style:paragraph-properties fo:margin-left="0.2361in" fo:text-indent="-0.2361in">
        <style:tab-stops/>
      </style:paragraph-properties>
    </style:style>
    <style:style style:name="T256" style:parent-style-name="DefaultParagraphFont" style:family="text">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style>
    <style:style style:name="T257" style:parent-style-name="DefaultParagraphFont" style:family="text">
      <style:text-properties style:font-name="Helvetica Neue" style:font-name-asian="Helvetica Neue"/>
    </style:style>
    <style:style style:name="P258" style:parent-style-name="Standard" style:family="paragraph">
      <style:text-properties style:font-name="Helvetica Neue" style:font-name-asian="Helvetica Neue"/>
    </style:style>
    <style:style style:name="P259" style:parent-style-name="Standard" style:family="paragraph">
      <style:paragraph-properties fo:margin-left="0.2361in" fo:text-indent="-0.2361in">
        <style:tab-stops/>
      </style:paragraph-properties>
    </style:style>
    <style:style style:name="T260" style:parent-style-name="DefaultParagraphFont" style:family="text">
      <style:text-properties style:font-name="Helvetica Neue" style:font-name-asian="Helvetica Neue" style:font-name-complex="Helvetica Neue" fo:font-size="12pt" style:font-size-asian="12pt" style:font-size-complex="12pt" style:text-underline-type="single" style:text-underline-style="solid" style:text-underline-width="auto" style:text-underline-mode="continuous"/>
    </style:style>
    <style:style style:name="T261" style:parent-style-name="DefaultParagraphFont" style:family="text">
      <style:text-properties style:font-name="Helvetica Neue" style:font-name-asian="Helvetica Neue"/>
    </style:style>
  </office:automatic-styles>
  <office:body>
    <office:text text:use-soft-page-breaks="true">
      <text:p text:style-name="P1">Elongated<text:s/>propagation length of surface plasmon polariton in mid-infrared range after annealing.</text:p>
      <text:p text:style-name="P2">Keywords: surface plasmon polariton, propagation length, mid infrared, gold film, annealing, morphology</text:p>
      <text:p text:style-name="P3">論文のキーメッセージ</text:p>
      <text:p text:style-name="P4"><text:span text:style-name="T5">SPPの伝搬</text:span><text:span text:style-name="T6">長</text:span><text:span text:style-name="T7">を中赤外域</text:span><text:span text:style-name="T8">において測定した</text:span><text:span text:style-name="T9">。</text:span><text:span text:style-name="T10">（また金にアニーリングを行うと</text:span><text:span text:style-name="T11">表面の結晶特性が</text:span><text:span text:style-name="T12">変化し、</text:span><text:span text:style-name="T13">伝搬長</text:span><text:span text:style-name="T14">が長くなった</text:span><text:span text:style-name="T15">。</text:span><text:span text:style-name="T16">）</text:span></text:p>
      <text:p text:style-name="P17">序論</text:p>
      <text:p text:style-name="P18">SPPについて</text:p>
      <text:p text:style-name="P19"><text:s text:c="2"/>・Surface Plasmon Polariton(:SPP）は金属表面の電子の集団振動と近接場光の相互作用により伝わる表面波である。</text:p>
      <text:p text:style-name="P20"><text:span text:style-name="T21"><text:s text:c="2"/></text:span><text:span text:style-name="T22">・金属内の電子運動の抵抗に起因して、エネルギーが伝搬距離に対し指数関数的に減衰しながら伝わる。</text:span></text:p>
      <text:p text:style-name="P23"/>
      <text:p text:style-name="P24">先行研究紹介</text:p>
      <text:p text:style-name="P25"><text:s text:c="2"/>・可視域、近赤外域でのSPPに関する研究は盛んに行われてきた。</text:p>
      <text:p text:style-name="P26"><text:span text:style-name="T27"><text:s text:c="2"/></text:span><text:span text:style-name="T28">・中赤外域でのプラズモンも行われている。</text:span></text:p>
      <text:p text:style-name="P29"/>
      <text:p text:style-name="P30">未解決の課題</text:p>
      <text:p text:style-name="P31"><text:span text:style-name="T32"><text:s text:c="2"/></text:span><text:span text:style-name="T33">・可視域において薄膜の結晶構造の違いが伝搬長さに影響を与えることが示されているが、波長が結晶粒の大きさに比べて遥かに大きな中赤外域においては結晶構造と</text:span><text:span text:style-name="T34">SPP</text:span><text:span text:style-name="T35">伝搬長さの関係は確認されていない。</text:span></text:p>
      <text:p text:style-name="P36"><text:span text:style-name="T37"><text:s text:c="2"/></text:span><text:span text:style-name="T38">・中赤外域における銅表面の</text:span><text:span text:style-name="T39">SPP</text:span><text:span text:style-name="T40">伝搬長さは測定されているが、金表面の</text:span><text:span text:style-name="T41">SPP</text:span><text:span text:style-name="T42">伝搬長さは実験的に測定されていない。先行研究は結晶特性の観点に欠けている。</text:span></text:p>
      <text:p text:style-name="P43"/>
      <text:p text:style-name="P44">この研究の目的と重要性</text:p>
      <text:p text:style-name="P45"><text:s text:c="2"/>・波長が結晶粒の大きさに比べて遥かに大きな中赤外域においても、金表面の結晶特性がSPP伝搬長さに影響を与えることを示す。</text:p>
      <text:soft-page-break/>
      <text:p text:style-name="P46"><text:span text:style-name="T47"><text:s text:c="2"/></text:span><text:span text:style-name="T48">・中赤外域における金表面の</text:span><text:span text:style-name="T49">SPP</text:span><text:span text:style-name="T50">の長距離伝搬を初めて示した</text:span><text:span text:style-name="T51">。</text:span></text:p>
      <text:p text:style-name="P52"/>
      <text:p text:style-name="Standard"><text:span text:style-name="T53">この研究の主要な成果</text:span></text:p>
      <text:p text:style-name="P54"><text:s text:c="2"/>・２つのグレーティングと導波路を用いた実験で、中赤外域における金薄膜表面でのSPPの伝搬長さを求めた</text:p>
      <text:p text:style-name="P55"><text:s text:c="2"/>・SPPの伝搬長さがアニーリングによって長くなることを確認した。</text:p>
      <text:p text:style-name="P56"><text:span text:style-name="T57"><text:s text:c="2"/></text:span><text:span text:style-name="T58">・グレーティングを用いた</text:span><text:span text:style-name="T59">SPP</text:span><text:span text:style-name="T60">の励起効率について、調整をしっかりと行えば</text:span><text:span text:style-name="T61">20%</text:span><text:span text:style-name="T62">程度確認した。</text:span><text:span text:style-name="T63"><text:line-break/></text:span></text:p>
      <text:p text:style-name="P64">この論文の章立てとその内容</text:p>
      <text:p text:style-name="P65"><text:span text:style-name="T66"><text:s text:c="2"/></text:span><text:span text:style-name="T67">・</text:span><text:span text:style-name="T68"><text:line-break/></text:span></text:p>
      <text:p text:style-name="P69">実験手法</text:p>
      <text:p text:style-name="P70">伝搬長の評価</text:p>
      <text:p text:style-name="P71"><text:s text:c="2"/>・グレーティングを用いて伝搬光からSPPを励起し、グレーティングを用いてSPPから伝搬光を励起することにより、光エネルギーを検出した。</text:p>
      <text:p text:style-name="P72"><text:s text:c="2"/>・伝搬光によりSPPを励起し、長さの異なる導波路上を伝搬させ、伝搬したSPPにより逆に伝搬光を励起する。</text:p>
      <text:p text:style-name="P73"><text:span text:style-name="T74"><text:s text:c="2"/></text:span><text:span text:style-name="T75">・このとき</text:span><text:span text:style-name="T76">SPP</text:span><text:span text:style-name="T77">により励起された伝搬光のエネルギーは、</text:span><text:span text:style-name="T78">SPP</text:span><text:span text:style-name="T79">のエネルギーに比例し、導波路の長さが長くなるにつれ短くなる。したがって、</text:span><text:span text:style-name="T80">SPP</text:span><text:span text:style-name="T81">により励起された伝搬光のエネルギーを測定することで、伝搬長さを評価できる。</text:span><text:span text:style-name="T82"><text:line-break/></text:span></text:p>
      <text:p text:style-name="P83">グレーティングを用いたSPPと伝搬光の結合</text:p>
      <text:p text:style-name="P84"><text:s text:c="2"/>・伝搬光の波数に対しSPPの波数は一般に大きいため、伝搬光とSPPは特別な工夫なしでは結合しない</text:p>
      <text:p text:style-name="P85"><text:s text:c="2"/>・表面にグレーティング構造をつくり、伝搬光とSPPを結合した（波数整合関係式挿入）</text:p>
      <text:p text:style-name="P86"><text:s text:c="2"/>・SPPと伝搬光の変換効率は強度によらず一定である（非線形光学現象を考えると、これは自明でないため、実験で用いた強度領域で線形性を示す追加実験が必要か？）</text:p>
      <text:p text:style-name="P87"><text:span text:style-name="T88"><text:s text:c="2"/></text:span><text:span text:style-name="T89">・変換効率は励起光の入射角とグレーティングの設計や作成条件に強く依存する（付録１）</text:span><text:span text:style-name="T90"><text:line-break/></text:span></text:p>
      <text:p text:style-name="P91">実験の大まかなセットアップ</text:p>
      <text:soft-page-break/>
      <text:p text:style-name="P92"><text:s text:c="2"/>・試料は電子線描画装置を使ってレジストに構造を作成した後、その上に金を数百nm蒸着して作成した</text:p>
      <text:p text:style-name="P93"><text:span text:style-name="T94"><text:s text:c="2"/></text:span><text:span text:style-name="T95">・</text:span><text:span text:style-name="T96">in-couple</text:span><text:span text:style-name="T97">r</text:span><text:span text:style-name="T98">と</text:span><text:span text:style-name="T99">out-coupler</text:span><text:span text:style-name="T100">は同じ構造をしており、溝深さ１</text:span><text:span text:style-name="T101">μm</text:span><text:span text:style-name="T102">、溝周期</text:span><text:span text:style-name="T103">15μ</text:span><text:span text:style-name="T104">ｍ、長さ２ｍｍ</text:span></text:p>
      <text:p text:style-name="P105"><text:span text:style-name="T106"><text:s text:c="2"/></text:span><text:span text:style-name="T107">・導波路の幅は</text:span><text:span text:style-name="T108">1.5</text:span><text:span text:style-name="T109">ｍｍで、長さはそれぞれ</text:span><text:span text:style-name="T110">1,3,5,7,9,11,13mm</text:span></text:p>
      <text:p text:style-name="P111"><text:span text:style-name="T112"><text:s text:c="2"/></text:span><text:span text:style-name="T113">・強度を</text:span><text:span text:style-name="T114">PWM</text:span><text:span text:style-name="T115">制御した</text:span><text:span text:style-name="T116">CO2</text:span><text:span text:style-name="T117">レーザーからの単色光（波長</text:span><text:span text:style-name="T118">λ</text:span><text:span text:style-name="T119">=10.6</text:span><text:span text:style-name="T120">μ</text:span><text:span text:style-name="T121">m</text:span><text:span text:style-name="T122">、</text:span><text:span text:style-name="T123">p</text:span><text:span text:style-name="T124">偏光）を、球面ミラーを使って導波路上の</text:span><text:span text:style-name="T125">in-coupler</text:span><text:span text:style-name="T126">に集光した</text:span></text:p>
      <text:p text:style-name="P127"><text:s text:c="2"/>・導波路上のin-couplerを回転ステージの回転中心におき、回転することによりSPP励起光の入射角を変化させた</text:p>
      <text:p text:style-name="P128"><text:s text:c="2"/>・out-couplerからの励起光は、球面ミラーとピンホールを用いて空間的に反射光から分離し、パワーメータで強度を測定した</text:p>
      <text:p text:style-name="P129"><text:line-break/></text:p>
      <text:p text:style-name="P130">図：</text:p>
      <text:p text:style-name="P131">実験概念図</text:p>
      <text:p text:style-name="P132">実験系模式図</text:p>
      <text:p text:style-name="P133"/>
      <text:p text:style-name="P134">（付録１）</text:p>
      <text:p text:style-name="P135">試料の設計方法</text:p>
      <text:p text:style-name="P136"><text:s text:c="2"/>・金表面での反射光やグレーティング構造による散乱光などのノイズに対し、高精度の励起光測定と伝搬長さ評価を可能にするために、SPPと伝搬光の結合効率を高めるための設計を行った</text:p>
      <text:p text:style-name="P137"><text:span text:style-name="T138"><text:s text:c="2"/></text:span><text:span text:style-name="T139">・溝の周期を</text:span><text:span text:style-name="T140">15μm</text:span><text:span text:style-name="T141">に固定し、入射角度を</text:span><text:span text:style-name="T142">16.9°</text:span><text:span text:style-name="T143">〜</text:span><text:span text:style-name="T144">18.0°</text:span><text:span text:style-name="T145">、グレーティング溝深さを</text:span><text:span text:style-name="T146">0.03μ</text:span><text:span text:style-name="T147">ｍ〜</text:span><text:span text:style-name="T148">1.4μm</text:span><text:span text:style-name="T149">まで変化させ、</text:span><text:span text:style-name="T150">RCWA</text:span><text:span text:style-name="T151">(:Rigorous Coupled Wave Analyzation)</text:span><text:span text:style-name="T152">により網羅的に反射効率を計算した。</text:span></text:p>
      <text:p text:style-name="P153"><text:span text:style-name="T154"><text:s text:c="2"/></text:span><text:span text:style-name="T155">・</text:span><text:span text:style-name="T156">RCWA</text:span><text:span text:style-name="T157">法では入射光に平面波を仮定しているが、本実験における入射光は</text:span><text:span text:style-name="T158">0.7</text:span><text:span text:style-name="T159">度程度の絞り角をもつ。したがって畳み込み積分が必要で、最適な溝深さは</text:span><text:span text:style-name="T160">1</text:span><text:span text:style-name="T161">μ</text:span><text:span text:style-name="T162">m</text:span><text:span text:style-name="T163">程度と考えられる。</text:span></text:p>
      <text:p text:style-name="P164"><text:s text:c="2"/>・これは先行研究によって実験的に示されていた、矩形断面グレーティングについての最適な溝深さである波長の10％程度と矛盾しない。</text:p>
      <text:p text:style-name="P165"><text:s text:c="2"/>・またRCWA法による計算によって、グレーティングの溝深さの違いにより、SPP共鳴励起角度のシフトがおきることが分かった。これは表面の実効誘電率の変化によるものと考えられる。</text:p>
      <text:soft-page-break/>
      <text:p text:style-name="P166"><text:s text:c="2"/>・グレーティングのduty比は、周期的な誘電率空間分布の高調波成分を最小とするために50％とした。</text:p>
      <text:p text:style-name="P167">試料の作成方法</text:p>
      <text:p text:style-name="P168"><text:s text:c="2"/>・ガラス基板をアセトンとエタノールで洗浄後、接着性を高めるためクロムをレートA/sで<text:s/>5nm熱蒸着し、その上に金下地をレートA/sで200nm熱蒸着蒸着した。</text:p>
      <text:p text:style-name="P169"><text:s text:c="2"/>・その上にレジストを1700nmスピンコートし、電子線リソグラフィー装置を用いて露光後、現像した。</text:p>
      <text:p text:style-name="P170"><text:s text:c="2"/>・金をレートA/sで1200nm熱蒸着したあと、リフトオフを行った。</text:p>
      <text:p text:style-name="P171"><text:s text:c="2"/>・アルゴン雰囲気のもと摂氏600度で20分アニールしたのち、放冷した。</text:p>
      <text:p text:style-name="P172">・さらにアルゴン雰囲気のもと摂氏700度で16分アニールしたのち、放冷した。</text:p>
      <text:p text:style-name="P173"/>
      <text:p text:style-name="P174">図：</text:p>
      <text:p text:style-name="P175"/>
      <text:p text:style-name="P176">RCWA法でのパラメータ指定方法</text:p>
      <text:p text:style-name="P177"/>
      <text:p text:style-name="P178">RWCAでの反射率計算結果</text:p>
      <text:p text:style-name="P179"><text:line-break/></text:p>
      <text:p text:style-name="P180">結果</text:p>
      <text:p text:style-name="P181">SPP励起の確認</text:p>
      <text:p text:style-name="P182"><text:s text:c="2"/>・伝搬光によりSPPが励起されると、伝搬光のエネルギーはSPPに移るため、反射効率にディップができる。</text:p>
      <text:p text:style-name="P183"><text:s text:c="2"/>・in-couplerの反射効率の角度依存性を測定し、そのアノマリーからSPPの励起を確認した</text:p>
      <text:p text:style-name="P184"><text:span text:style-name="T185"><text:s text:c="2"/></text:span><text:span text:style-name="T186">・実験で求めた反射光効率が最も落ち込むのは</text:span><text:span text:style-name="T187">17.3°</text:span><text:span text:style-name="T188">。</text:span><text:span text:style-name="T189"><text:line-break/></text:span></text:p>
      <text:p text:style-name="P190">SPP－伝搬光結合効率がそれぞれのグレーティングで等しいことの確認</text:p>
      <text:p text:style-name="P191"><text:span text:style-name="T192"><text:s text:c="2"/></text:span><text:span text:style-name="T193">・規格化された反射率がもっとも落ち込む値がそれぞれのグレーティングでおおむね等しく、</text:span><text:span text:style-name="T194">SPP</text:span><text:span text:style-name="T195">と伝搬光の結合効率もおおむね等しいことを示す</text:span><text:span text:style-name="T196"><text:line-break/></text:span></text:p>
      <text:soft-page-break/>
      <text:p text:style-name="P197">それぞれの導波路における励起光強度の測定</text:p>
      <text:p text:style-name="P198"><text:s text:c="2"/>・長さ3,5,7mmの導波路において励起光強度を5回づつ計測した</text:p>
      <text:p text:style-name="P199"><text:s text:c="2"/>・入射光に対する強度比はおおむね1/100から1/30</text:p>
      <text:p text:style-name="P200"><text:span text:style-name="T201"><text:s text:c="2"/></text:span><text:span text:style-name="T202">・バックグラウンドは</text:span><text:span text:style-name="T203">0.145mW</text:span><text:span text:style-name="T204"><text:line-break/></text:span></text:p>
      <text:p text:style-name="P205">出力光強度データから伝搬長さの評価</text:p>
      <text:p text:style-name="P206"><text:s text:c="2"/>・反射光強度を最小2乗法を用いて指数フィッティングし、その係数から2.52mmの伝搬長さを求めた</text:p>
      <text:p text:style-name="P207"><text:span text:style-name="T208"><text:s text:c="2"/></text:span><text:span text:style-name="T209">・伝搬長さの誤差はどれだけか</text:span><text:span text:style-name="T210">(</text:span><text:span text:style-name="T211">最小</text:span><text:span text:style-name="T212">2</text:span><text:span text:style-name="T213">乗法パラメタへの誤差の伝播式から求める</text:span><text:span text:style-name="T214">)</text:span><text:span text:style-name="T215"><text:line-break/></text:span></text:p>
      <text:p text:style-name="P216">図：</text:p>
      <text:p text:style-name="P217">それぞれのグレーティングにおける反射光強度の角度依存性</text:p>
      <text:p text:style-name="P218"/>
      <text:p text:style-name="Standard"><text:span text:style-name="T219">それぞれの導波路における励起光強度を指数関数フィッティングしたもの</text:span><text:span text:style-name="T220"><text:line-break/></text:span></text:p>
      <text:p text:style-name="P221"><text:line-break/></text:p>
      <text:p text:style-name="P222">議論</text:p>
      <text:p text:style-name="P223">RCWAにより求めた溝深さ</text:p>
      <text:p text:style-name="P224"><text:s text:c="2"/>・RCWAによる反射率の計算はその特性から、無限大の長さをもつグレーティングに対して、無限遠から伝搬してくるSPPの影響を加味したものとなる</text:p>
      <text:p text:style-name="P225"><text:s text:c="2"/>・もちろん実験では有限の長さのグレーティング構造しか作成できないため、RCWA法のみで厳密な溝深さの最適化はできない</text:p>
      <text:p text:style-name="P226"><text:s text:c="2"/>・しかし設計の際に目安として使うことができる</text:p>
      <text:p text:style-name="P227"/>
      <text:p text:style-name="P228">入射光の最適角</text:p>
      <text:p text:style-name="P229"><text:s text:c="2"/>・計算によって求めたものが17.05°、RCWAによるものが17.2°、実験によるものが17.3°であり、概ね高い一致をみている</text:p>
      <text:p text:style-name="P230"><text:s text:c="2"/>・ただ金バルクの誘電率に対してグレーティング構造が存在することにより、実効透磁率がシフトしRCWAと実験では少し共鳴角度が変化していることが見て取れる</text:p>
      <text:p text:style-name="P231"/>
      <text:p text:style-name="P232">伝搬長さの評価</text:p>
      <text:p text:style-name="P233"><text:s text:c="2"/>・それぞれの導波路構造について、in-couplerによるSPP励起とout-couplerによる伝搬光励起の効率は大きく変わらないことが確認できた</text:p>
      <text:p text:style-name="P234"><text:s text:c="2"/>・またSPPと伝搬光の結合効率はその強度に依存しない</text:p>
      <text:p text:style-name="P235"><text:s text:c="2"/>・したがって光学系のずれを無視すれば、検出した励起光の導波路長さの違いによる相対的な強度変化はSPP伝搬による減衰で説明できる</text:p>
      <text:p text:style-name="P236"/>
      <text:p text:style-name="P237">誘電率データから計算した伝搬長と実験値の比較</text:p>
      <text:p text:style-name="P238"><text:s text:c="2"/>・ドルードモデルによる金の誘電率から求めた伝搬長さは10mm程度であるのに対し、実験で求めたデータは2.52mmであり、値の桁が一致している</text:p>
      <text:p text:style-name="P239"><text:s text:c="2"/>・差が生じた理由として、試料表面の特性が計算に用いた仮定と異なっていることが挙げられる</text:p>
      <text:p text:style-name="P240"><text:s/></text:p>
      <text:p text:style-name="P241">なぜ中赤外域でのSPP伝搬長さを測ることに意味があるのか</text:p>
      <text:p text:style-name="P242"><text:s text:c="2"/>・科学的な観点から言って、理論的に予想されていた中赤外域におけるSPPの伝搬長さを（精度よく）実験で確認することは大きな価値がある。</text:p>
      <text:p text:style-name="P243"><text:s text:c="2"/>・また中赤外域でSPPの長距離伝搬を立証できたことには、新たな光学素子の開発を促すという意味で応用上のインパクトがある</text:p>
      <text:p text:style-name="P244"/>
      <text:p text:style-name="P245"/>
      <text:p text:style-name="P246">結論</text:p>
      <text:p text:style-name="P247">目的、手法、結果の要約</text:p>
      <text:p text:style-name="P248">研究成果の意義</text:p>
      <text:p text:style-name="P249">今後の課題</text:p>
      <text:p text:style-name="P250"><text:span text:style-name="T251">今後どのよう</text:span><text:span text:style-name="T252">に発展させていくのか</text:span><text:span text:style-name="T253"><text:line-break/></text:span></text:p>
      <text:p text:style-name="P254"/>
      <text:p text:style-name="P255"><text:span text:style-name="T256">謝辞</text:span><text:span text:style-name="T257"><text:line-break/></text:span></text:p>
      <text:p text:style-name="P258"/>
      <text:p text:style-name="P259"><text:span text:style-name="T260">引用文献</text:span><text:span text:style-name="T26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Helvetica Neue" svg:font-family="Helvetica Neue"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MS Mincho"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buyoshi Hiramatsu</dc:creator>
    <meta:creation-date>2012-08-07T16:44:00Z</meta:creation-date>
    <dc:date>2016-05-02T07:38:00Z</dc:date>
    <meta:template xlink:href="Normal" xlink:type="simple"/>
    <meta:editing-cycles>69</meta:editing-cycles>
    <meta:editing-duration>PT10560S</meta:editing-duration>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8" meta:word-count="601" meta:character-count="4022" meta:row-count="28" meta:non-whitespace-character-count="3429"/>
  </office:meta>
</office:document-meta>
</file>